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3E286B8D.png" manifest:media-type="image/png"/>
  <manifest:file-entry manifest:full-path="Pictures/1000000100000080000000806E14D3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">
      <style:table-properties style:width="17.967cm" fo:margin-left="0cm" fo:margin-right="0.499cm" style:page-number="auto" table:align="margins"/>
    </style:style>
    <style:style style:name="Table1.A" style:family="table-column">
      <style:table-column-properties style:column-width="4.84cm" style:rel-column-width="2744*"/>
    </style:style>
    <style:style style:name="Table1.B" style:family="table-column">
      <style:table-column-properties style:column-width="0.796cm" style:rel-column-width="451*"/>
    </style:style>
    <style:style style:name="Table1.C" style:family="table-column">
      <style:table-column-properties style:column-width="12.331cm" style:rel-column-width="6991*"/>
    </style:style>
    <style:style style:name="Table1.A1" style:family="table-cell">
      <style:table-cell-properties fo:padding="0cm" fo:border="none"/>
    </style:style>
    <style:style style:name="P1" style:family="paragraph" style:parent-style-name="Heading">
      <style:paragraph-properties fo:margin-top="0cm" fo:margin-bottom="0.203cm" style:contextual-spacing="false" fo:line-height="100%" fo:text-align="center" style:justify-single-word="false" fo:padding="0cm" fo:border="none" style:shadow="none" fo:keep-with-next="always" style:join-border="true"/>
      <style:text-properties style:font-name="DejaVu Sans" fo:font-weight="bold" style:font-name-asian="Microsoft YaHei" style:font-name-complex="Mangal1"/>
    </style:style>
    <style:style style:name="P2" style:family="paragraph" style:parent-style-name="Heading_20_2">
      <style:paragraph-properties fo:margin-left="0.127cm" fo:margin-right="0.127cm" fo:margin-top="0.127cm" fo:margin-bottom="0.127cm" style:contextual-spacing="false" fo:line-height="100%" fo:text-align="justify" style:justify-single-word="false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loext:opacity="100%" style:font-name="DejaVu Sans" fo:font-style="normal" fo:font-weight="normal" style:font-name-asian="Microsoft YaHei" style:font-style-asian="italic" style:font-weight-asian="bold" style:font-name-complex="Mangal1" style:font-style-complex="italic" style:font-weight-complex="bold"/>
    </style:style>
    <style:style style:name="P3" style:family="paragraph" style:parent-style-name="Table_20_Contents">
      <style:text-properties fo:font-size="10pt" officeooo:paragraph-rsid="0021b8b3" style:font-size-asian="10pt" style:font-size-complex="10pt"/>
    </style:style>
    <style:style style:name="P4" style:family="paragraph" style:parent-style-name="Table_20_Contents">
      <style:text-properties fo:font-size="10pt" officeooo:rsid="001fcd2f" officeooo:paragraph-rsid="001fcd2f" style:font-size-asian="10pt" style:font-size-complex="10pt"/>
    </style:style>
    <style:style style:name="P5" style:family="paragraph" style:parent-style-name="Table_20_Contents">
      <style:text-properties officeooo:rsid="001fcd2f" officeooo:paragraph-rsid="001fcd2f"/>
    </style:style>
    <style:style style:name="P6" style:family="paragraph" style:parent-style-name="Heading_20_2">
      <style:paragraph-properties fo:margin-left="0.127cm" fo:margin-right="0.127cm" fo:margin-top="0.127cm" fo:margin-bottom="0.127cm" style:contextual-spacing="false" fo:line-height="100%" fo:text-align="justify" style:justify-single-word="false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loext:opacity="100%" style:font-name="DejaVu Sans" fo:font-style="normal" fo:font-weight="normal" officeooo:rsid="0022b6a6" officeooo:paragraph-rsid="0022b6a6" style:font-name-asian="Microsoft YaHei" style:font-style-asian="italic" style:font-weight-asian="bold" style:font-name-complex="Mangal1" style:font-style-complex="italic" style:font-weight-complex="bold"/>
    </style:style>
    <style:style style:name="P7" style:family="paragraph" style:parent-style-name="Table_20_Contents">
      <style:text-properties officeooo:rsid="0022b6a6" officeooo:paragraph-rsid="0022b6a6"/>
    </style:style>
    <style:style style:name="P8" style:family="paragraph" style:parent-style-name="Heading_20_3">
      <style:text-properties officeooo:paragraph-rsid="0022b6a6"/>
    </style:style>
    <style:style style:name="P9" style:family="paragraph" style:parent-style-name="Heading_20_3">
      <style:text-properties officeooo:rsid="002374ea" officeooo:paragraph-rsid="002374ea"/>
    </style:style>
    <style:style style:name="P10" style:family="paragraph" style:parent-style-name="Heading_20_4">
      <style:text-properties fo:font-size="10pt" officeooo:rsid="002374ea" officeooo:paragraph-rsid="002374ea" style:font-size-asian="10pt" style:font-size-complex="10pt"/>
    </style:style>
    <style:style style:name="P11" style:family="paragraph" style:parent-style-name="Text_20_body">
      <style:text-properties fo:font-size="10pt" officeooo:rsid="002374ea" officeooo:paragraph-rsid="002374ea" style:font-size-asian="10pt" style:font-size-complex="10pt"/>
    </style:style>
    <style:style style:name="P12" style:family="paragraph" style:parent-style-name="Heading_20_4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officeooo:rsid="002374ea" officeooo:paragraph-rsid="002374ea" style:font-size-asian="10pt" style:font-size-complex="10pt"/>
    </style:style>
    <style:style style:name="P14" style:family="paragraph" style:parent-style-name="Heading_20_2">
      <style:text-properties officeooo:rsid="002374ea" officeooo:paragraph-rsid="002374ea"/>
    </style:style>
    <style:style style:name="P15" style:family="paragraph" style:parent-style-name="Table_20_Contents" style:list-style-name="L1">
      <style:text-properties fo:font-size="10pt" officeooo:rsid="002374ea" officeooo:paragraph-rsid="002374ea" style:font-size-asian="10pt" style:font-size-complex="10pt"/>
    </style:style>
    <style:style style:name="P16" style:family="paragraph" style:parent-style-name="Table_20_Contents" style:list-style-name="L1">
      <style:text-properties fo:font-size="10pt" officeooo:rsid="002374ea" officeooo:paragraph-rsid="00250a74" style:font-size-asian="10pt" style:font-size-complex="10pt"/>
    </style:style>
    <style:style style:name="P17" style:family="paragraph" style:parent-style-name="Table_20_Contents" style:list-style-name="L1">
      <style:text-properties fo:font-size="10pt" officeooo:rsid="00250a74" officeooo:paragraph-rsid="00250a74" style:font-size-asian="10pt" style:font-size-complex="10pt"/>
    </style:style>
    <style:style style:name="T1" style:family="text">
      <style:text-properties officeooo:rsid="0021b8b3"/>
    </style:style>
    <style:style style:name="T2" style:family="text">
      <style:text-properties officeooo:rsid="001fcd2f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2b6a6" style:font-size-asian="10pt" style:font-size-complex="10pt"/>
    </style:style>
    <style:style style:name="T5" style:family="text">
      <style:text-properties officeooo:rsid="0022b6a6"/>
    </style:style>
    <style:style style:name="T6" style:family="text">
      <style:text-properties officeooo:rsid="00250a74"/>
    </style:style>
    <style:style style:name="T7" style:family="text">
      <style:text-properties officeooo:rsid="002374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JOSEPH RIGBY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P2" text:outline-level="2">+ CONTACT</text:h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2" office:value-type="string">
            <text:p text:style-name="P3"><text:span text:style-name="T1">6 Rimmer Grove</text:span></text:p>
            <text:p text:style-name="P3"><text:span text:style-name="T1">Parr, St Helens,</text:span></text:p>
            <text:p text:style-name="P3"><text:span text:style-name="T1">Merseyside</text:span></text:p>
            <text:p text:style-name="P3"><text:span text:style-name="T2">WA9 1RU</text:span></text:p>
          </table:table-cell>
          <table:covered-table-cell/>
        </table:table-row>
        <table:table-row>
          <table:table-cell table:style-name="Table1.A1" office:value-type="string">
            <text:h text:style-name="Heading_20_3" text:outline-level="3">Telephone</text:h>
          </table:table-cell>
          <table:table-cell table:style-name="Table1.A1" office:value-type="string">
            <text:p text:style-name="Table_20_Contents"><draw:frame draw:style-name="fr1" draw:name="graphics2" text:anchor-type="paragraph" svg:width="0.552cm" svg:height="0.552cm" draw:z-index="1"><draw:image xlink:href="Pictures/1000000100000080000000806E14D3F2.png" xlink:type="simple" xlink:show="embed" xlink:actuate="onLoad" draw:mime-type="image/png"/></draw:frame></text:p>
          </table:table-cell>
          <table:table-cell table:style-name="Table1.A1" office:value-type="string">
            <text:p text:style-name="P4">07534<text:span text:style-name="T1">258112</text:span></text:p>
          </table:table-cell>
        </table:table-row>
        <table:table-row>
          <table:table-cell table:style-name="Table1.A1" office:value-type="string">
            <text:h text:style-name="Heading_20_3" text:outline-level="3">Email</text:h>
          </table:table-cell>
          <table:table-cell table:style-name="Table1.A1" office:value-type="string">
            <text:p text:style-name="Table_20_Contents"><draw:frame draw:style-name="fr1" draw:name="graphics3" text:anchor-type="paragraph" svg:width="0.559cm" svg:height="0.559cm" draw:z-index="0"><draw:image xlink:href="Pictures/1000000100000080000000803E286B8D.png" xlink:type="simple" xlink:show="embed" xlink:actuate="onLoad" draw:mime-type="image/png"/></draw:frame></text:p>
          </table:table-cell>
          <table:table-cell table:style-name="Table1.A1" office:value-type="string">
            <text:p text:style-name="P5"><text:a xlink:type="simple" xlink:href="mailto:riggs9715@protonmail.com" text:style-name="Internet_20_link" text:visited-style-name="Visited_20_Internet_20_Link"><text:span text:style-name="T3">riggs9715@protonmail.co</text:span><text:span text:style-name="T4">m</text:span></text:a></text:p>
          </table:table-cell>
        </table:table-row>
        <table:table-row>
          <table:table-cell table:style-name="Table1.A1" table:number-columns-spanned="3" office:value-type="string">
            <text:h text:style-name="P6" text:outline-level="2" text:is-list-header="true">+ ABOUT ME</text:h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7"><text:span text:style-name="T3">I have 8 years of experience in customer service through a job in the betting industry where i progressed to Deputy Sales Manager before dropping down to Assistant Sales Manager part time so that i could attend university to study software engineering.</text:span> 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Heading_20_2" text:outline-level="2">+ EXPERIENCE</text:h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8" text:outline-level="3"><text:span text:style-name="T2">Assistant Sales Manager</text:span></text:h>
            <text:h text:style-name="P8" text:outline-level="3"><text:span text:style-name="T2"><text:s/>Betfred</text:span></text:h>
            <text:h text:style-name="P8" text:outline-level="3"><text:span text:style-name="T5">(Aug 2016 – Sep 2004)</text:span></text:h>
          </table:table-cell>
          <table:table-cell table:style-name="Table1.A1" table:number-columns-spanned="2" office:value-type="string">
            <text:p text:style-name="P4">Worked in a customer facing position in a betting shop. As ASM I worked both cashier shifts and managing shifts. <text:span text:style-name="T6">Cashier shifts involved taking bets, entering the details into the system, and paying out the winning bets. </text:span><text:span text:style-name="T1">On managing shifts, in addition to my regular responsibilities with customers I was also responsible for counting and banking excess funds, shop opening/closing procedures </text:span><text:span text:style-name="T7">and </text:span><text:span text:style-name="T6">ensuring all correct internal marketing was in place.</text:span></text:p>
          </table:table-cell>
          <table:covered-table-cell/>
        </table:table-row>
        <table:table-row>
          <table:table-cell table:style-name="Table1.A1" table:number-columns-spanned="3" office:value-type="string">
            <text:h text:style-name="Heading_20_2" text:outline-level="2">+ EDUCATION</text:h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<text:span text:style-name="T7">University of Central Lancashire</text:span></text:h>
            <text:h text:style-name="P9" text:outline-level="3">(Sep 2020 – June 2023</text:h>
          </table:table-cell>
          <table:table-cell table:style-name="Table1.A1" table:number-columns-spanned="2" office:value-type="string">
            <text:h text:style-name="P10" text:outline-level="4">DIPLOMA OF HIGHER EDUCATION</text:h>
            <text:p text:style-name="P11">Software Engineering - Merit</text:p>
          </table:table-cell>
          <table:covered-table-cell/>
        </table:table-row>
        <table:table-row>
          <table:table-cell table:style-name="Table1.A1" office:value-type="string">
            <text:h text:style-name="P9" text:outline-level="3">Carmel College</text:h>
            <text:h text:style-name="P9" text:outline-level="3">(Sep 2014 - June 2016)</text:h>
          </table:table-cell>
          <table:table-cell table:style-name="Table1.A1" table:number-columns-spanned="2" office:value-type="string">
            <text:h text:style-name="P12" text:outline-level="4"><text:span text:style-name="T7">A LEVEL</text:span></text:h>
            <text:p text:style-name="P13">Computing – C</text:p>
            <text:p text:style-name="P13">Mathematics -D </text:p>
            <text:p text:style-name="P13">Further Mathematics -E</text:p>
          </table:table-cell>
          <table:covered-table-cell/>
        </table:table-row>
        <table:table-row>
          <table:table-cell table:style-name="Table1.A1" table:number-columns-spanned="3" office:value-type="string">
            <text:h text:style-name="P14" text:outline-level="2">+ SKILLS</text:h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list text:style-name="L1">
              <text:list-item>
                <text:p text:style-name="P15">Customer Service</text:p>
                <text:list>
                  <text:list-item>
                    <text:p text:style-name="P16">With 8 years of experience in a customer facing role, i have developed significant customer service skills, able to <text:span text:style-name="T6">maintain high quality service in high pressure situations.</text:span></text:p>
                  </text:list-item>
                </text:list>
              </text:list-item>
              <text:list-item>
                <text:p text:style-name="P17">Cash Handling</text:p>
                <text:list>
                  <text:list-item>
                    <text:p text:style-name="P17">Experienced in handling large sums of money, including houry cash counting to ensure till accuracy, and banking excess funds.</text:p>
                  </text:list-item>
                </text:list>
              </text:list-item>
              <text:list-item>
                <text:p text:style-name="P17">Teamwork</text:p>
                <text:list>
                  <text:list-item>
                    <text:p text:style-name="P17">Collaborated in small teams on various software development projects during university. Worked as a team to plan, develop, test, and demonstrate software.</text:p>
                  </text:list-item>
                </text:list>
              </text:list-item>
              <text:list-item>
                <text:p text:style-name="P17">Problem Solving</text:p>
                <text:list>
                  <text:list-item>
                    <text:p text:style-name="P17"><text:soft-page-break/>During university i regularly had to troubleshoot and debugging code, trying to find what was causing the error and why. I enjoy this in my personal life by customising my computer system and fixing the problems which occur in the process.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h text:style-name="P14" text:outline-level="2" text:is-list-header="true">+ REFERENCES</text:h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3">hr@betfred.com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moder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1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.203cm" style:contextual-spacing="false" fo:line-height="100%" fo:text-align="center" style:justify-single-word="false" style:page-number="auto" fo:background-color="transparent" fo:padding="0cm" fo:border="none" style:shadow="none" fo:keep-with-next="always" style:join-border="true"/>
      <style:text-properties style:font-name="DejaVu Sans" fo:font-family="'DejaVu Sans'" style:font-style-name="Bold" style:font-family-generic="swiss" style:font-pitch="variable" fo:font-size="36pt" fo:font-weight="bold" style:font-name-asian="Microsoft YaHei" style:font-family-asian="'Microsoft YaHei'" style:font-family-generic-asian="system" style:font-pitch-asian="variable" style:font-size-asian="36pt" style:font-name-complex="Mangal1" style:font-family-complex="Mangal" style:font-family-generic-complex="system" style:font-pitch-complex="variable" style:font-size-complex="36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style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loext:opacity="100%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27cm" fo:margin-right="0.127cm" fo:margin-top="0.127cm" fo:margin-bottom="0.127cm" style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loext:opacity="100%" fo:font-size="12pt" fo:font-style="normal" fo:font-weight="normal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27cm" fo:margin-bottom="0.127cm" style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loext:opacity="100%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27cm" fo:margin-bottom="0.127cm" style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68300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<text:span text:style-name="MT1">seph Rigby</text:span> – 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04:49:51.333869474</meta:creation-date>
    <meta:editing-duration>PT2M40S</meta:editing-duration>
    <meta:editing-cycles>2</meta:editing-cycles>
    <meta:generator>LibreOffice/24.8.3.2$Linux_X86_64 LibreOffice_project/480$Build-2</meta:generator>
    <dc:title>Normal</dc:title>
    <dc:date>2024-11-20T05:47:25.563943380</dc:date>
    <meta:document-statistic meta:table-count="1" meta:image-count="2" meta:object-count="0" meta:page-count="2" meta:paragraph-count="41" meta:word-count="312" meta:character-count="1925" meta:non-whitespace-character-count="1655"/>
  </office:meta>
</office:document-meta>
</file>